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 style:family="table-cell" style:parent-style-name="Default">
      <style:table-cell-properties style:cell-protect="protected" style:print-content="true" fo:wrap-option="wrap"/>
      <style:text-properties style:font-name="Arial" fo:font-size="10pt" style:font-size-asian="10pt" style:font-size-complex="10pt"/>
    </style:style>
    <style:style style:name="ce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0" style:family="table-cell" style:parent-style-name="Default">
      <style:table-cell-properties style:cell-protect="protected" style:print-content="true"/>
      <style:text-properties style:font-name="Arial" fo:font-size="10pt" style:font-size-asian="10pt" style:font-size-complex="10pt"/>
    </style:style>
    <style:style style:name="ce11" style:family="table-cell" style:parent-style-name="Default">
      <style:table-cell-properties style:cell-protect="protected" style:print-content="true" fo:wrap-option="wrap"/>
      <style:text-properties style:font-name="Arial"/>
    </style:style>
    <style:style style:name="ce1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6"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18" style:family="table-cell" style:parent-style-name="Default">
      <style:text-properties style:font-name="Arial"/>
    </style:style>
    <style:style style:name="ce19" style:family="table-cell" style:parent-style-name="Default">
      <style:table-cell-properties style:vertical-align="middle"/>
      <style:text-properties style:font-name="Arial" fo:font-size="9pt" style:font-size-asian="9pt" style:font-size-complex="9pt"/>
    </style:style>
    <style:style style:name="ce20"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1"/>
        <table:table-column table:style-name="co2" table:number-columns-repeated="2" table:default-cell-style-name="ce17"/>
        <table:table-column table:style-name="co3" table:number-columns-repeated="1020" table:default-cell-style-name="ce18"/>
        <table:table-column table:style-name="co3" table:default-cell-style-name="Default"/>
        <table:table-row table:style-name="ro1">
          <table:table-cell table:style-name="ce1" office:value-type="string" calcext:value-type="string">
            <text:p>Contributor nickname → </text:p>
          </table:table-cell>
          <table:table-cell table:style-name="ce12" office:value-type="string" calcext:value-type="string">
            <text:p>ArneBab</text:p>
          </table:table-cell>
          <table:table-cell table:style-name="ce12"/>
          <table:table-cell table:number-columns-repeated="1021"/>
        </table:table-row>
        <table:table-row table:style-name="ro1">
          <table:table-cell table:style-name="ce1" office:value-type="string" calcext:value-type="string">
            <text:p>Contributor active since (estimated) →</text:p>
          </table:table-cell>
          <table:table-cell table:style-name="ce12" table:number-columns-repeated="2"/>
          <table:table-cell table:number-columns-repeated="1021"/>
        </table:table-row>
        <table:table-row table:style-name="ro2">
          <table:table-cell table:style-name="ce1"/>
          <table:table-cell table:style-name="ce12" table:number-columns-repeated="2"/>
          <table:table-cell table:number-columns-repeated="1021"/>
        </table:table-row>
        <table:table-header-rows>
          <table:table-row table:style-name="ro1">
            <table:table-cell table:style-name="ce1" office:value-type="string" calcext:value-type="string">
              <text:p>Task category / Task</text:p>
            </table:table-cell>
            <table:table-cell table:number-columns-repeated="2" table:style-name="ce12" office:value-type="string" calcext:value-type="string">
              <text:p>Value</text:p>
            </table:table-cell>
            <table:table-cell table:number-columns-repeated="1021"/>
          </table:table-row>
          <table:table-row table:style-name="ro1">
            <table:table-cell table:style-name="ce2" office:value-type="string" calcext:value-type="string">
              <text:p>Remaining</text:p>
            </table:table-cell>
            <table:table-cell table:style-name="ce13" table:formula="of:=1000-SUM([.B8];[.B9:.B13];[.B16:.B36];[.B39:.B40];[.B41];[.B44:.B49];[.B52:.B63];[.B64:.B69];[.B72:.B78];[.B79:.B84])" office:value-type="float" office:value="0" calcext:value-type="float">
              <text:p>0</text:p>
            </table:table-cell>
            <table:table-cell table:style-name="ce13" table:formula="of:=1000-SUM([.C8];[.C9:.C13];[.C16:.C36];[.C39:.C40];[.C41];[.C44:.C49];[.C52:.C63];[.C64:.C69];[.C72:.C78];[.C79:.C84])" office:value-type="float" office:value="0.0249999999998636" calcext:value-type="float">
              <text:p>0</text:p>
            </table:table-cell>
            <table:table-cell table:number-columns-repeated="1021"/>
          </table:table-row>
        </table:table-header-rows>
        <table:table-row table:style-name="ro2">
          <table:table-cell table:style-name="ce3" table:number-columns-spanned="2" table:number-rows-spanned="1"/>
          <table:covered-table-cell table:style-name="ce14"/>
          <table:table-cell table:style-name="ce14"/>
          <table:table-cell table:number-columns-repeated="1021"/>
        </table:table-row>
        <table:table-row table:style-name="ro2">
          <table:table-cell table:style-name="ce4" office:value-type="string" calcext:value-type="string" table:number-columns-spanned="2" table:number-rows-spanned="1">
            <text:p>Speed - Improve performance of Freenet or Freenet applications</text:p>
          </table:table-cell>
          <table:covered-table-cell table:style-name="ce15"/>
          <table:table-cell table:style-name="ce15"/>
          <table:table-cell table:number-columns-repeated="1021"/>
        </table:table-row>
        <table:table-row table:style-name="ro3">
          <table:table-cell table:style-name="ce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6" office:value-type="float" office:value="60" calcext:value-type="float">
            <text:p>6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Fred: does it provide sufficient benefits to re-add native acceleration for FEC, or crypto? Especially JVMs without gmp acceleration - Oracle on Window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6" office:value-type="float" office:value="40" calcext:value-type="float">
            <text:p>4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6" office:value-type="float" office:value="60" calcext:value-type="float">
            <text:p>6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Maybe FLIRCP can add darknet N2NTMs as a backend?</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6" office:value-type="float" office:value="10" calcext:value-type="float">
            <text:p>1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Add ability to comment on Freesites (fulfilled by babcom (is opt-in) / Freetalk / Sone?)</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Improve the vulnerability and functionality of Flip [One anonymous user commented that you may as well re-invent FLIP]</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Improve FProxy CSS3 support to allow better Freesite UI</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Document the content filter</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Improve Shoeshop/blob handling [how?]</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p2p file exchange by time-set expiring keys [Imprecise task? Also violates main goal of Freenet of preventing censorship!?]</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5" office:value-type="string" calcext:value-type="string">
            <text:p>Freenet key links directed to a dedicated Freenet browser, opennet [= non-Freenet Internet?] links to the system default like in the AutoHotKey script "Freenet Browser Director”</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5" office:value-type="string" calcext:value-type="string">
            <text:p>Warn users not to use Chrome, but instead an open source/free software browser</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20" table:number-columns-repeated="1020"/>
          <table:table-cell/>
        </table:table-row>
        <table:table-row table:style-name="ro3">
          <table:table-cell table:style-name="ce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20" table:number-columns-repeated="1020"/>
          <table:table-cell/>
        </table:table-row>
        <table:table-row table:style-name="ro7">
          <table:table-cell table:style-name="ce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20" table:number-columns-repeated="1020"/>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7">
          <table:table-cell table:style-name="ce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5">
          <table:table-cell table:style-name="ce6"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8" office:value-type="string" calcext:value-type="string">
            <text:p>Language: Lower threshold of entry by working on <text:a xlink:href="https://freenetproject.org/download.html#download" xlink:type="simple">how to install Freenet</text:a></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Language: Fix current low-hanging problems with UI language, as per issues on transifex.</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Language: Add Transifex issues to main bugtracker</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Language: Establish overview of, and do away with needlessly difficult words</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Language: Document how Freenet works, with a infographic, on the Wiki, detailing the remainder of speciality word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Website redesign</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9" office:value-type="string" calcext:value-type="string">
            <text:p>Website redesign: Migration to static Github Page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9" office:value-type="string" calcext:value-type="string">
            <text:p>Website redesign: New CSS redesign</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Update FSNG: Show web interface usage rather than Thunderbird to match modern user expectations</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Update FSNG: Use a modern Windows installation with the default theme for screenshot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5">
          <table:table-cell table:style-name="ce10" table:number-columns-spanned="2" table:number-rows-spanned="1"/>
          <table:covered-table-cell/>
          <table:table-cell table:number-columns-repeated="1022"/>
        </table:table-row>
        <table:table-row table:style-name="ro1">
          <table:table-cell table:style-name="ce7"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8" office:value-type="string" calcext:value-type="string">
            <text:p>Filesharing (#1 request on <text:a xlink:href="https://freenet.uservoice.com/" xlink:type="simple">uservoice</text:a> with 700 votes, not yet implemented but could easily be built upon Freetalk)</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Keepalive: This is very popular on uservoice. It could be improved significantly with some integration into the web interface and minor backend changes.</text:p>
          </table:table-cell>
          <table:table-cell table:style-name="ce16" office:value-type="float" office:value="45" calcext:value-type="float">
            <text:p>4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Social networking (Sone, not enabled by default due to WoT performance issues and issues of its own)</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Blogging (FlogHelper, not enabled by default due to WoT performance issue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Mail (Freemail, not enabled by default due to WoT performance issue)</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Distributed version control (various tools for Git / Mercurial over Freenet, not finished yet and lack code review)</text:p>
          </table:table-cell>
          <table:table-cell table:style-name="ce16" office:value-type="float" office:value="30" calcext:value-type="float">
            <text:p>30</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6" office:value-type="float" office:value="45" calcext:value-type="float">
            <text:p>45</text:p>
          </table:table-cell>
          <table:table-cell table:style-name="ce16" office:value-type="float" office:value="14.925" calcext:value-type="float">
            <text:p>15</text:p>
          </table:table-cell>
          <table:table-cell table:style-name="ce19" table:number-columns-repeated="1020"/>
          <table:table-cell/>
        </table:table-row>
        <table:table-row table:style-name="ro3">
          <table:table-cell table:style-name="ce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6" office:value-type="float" office:value="0" calcext:value-type="float">
            <text:p>0</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Add FCP calls to Freemail to setup a user and to change user passwords</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4">
          <table:table-cell table:style-name="ce8" office:value-type="string" calcext:value-type="string">
            <text:p>Do not reject Freemail messages when an ID is not known, queue them for a period and attempt to find the identity</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New keytype: PSK (programmable subkeys - shared ownership)</text:p>
          </table:table-cell>
          <table:table-cell table:style-name="ce16" office:value-type="float" office:value="5" calcext:value-type="float">
            <text:p>5</text:p>
          </table:table-cell>
          <table:table-cell table:style-name="ce16" office:value-type="float" office:value="14.925" calcext:value-type="float">
            <text:p>15</text:p>
          </table:table-cell>
          <table:table-cell table:style-name="ce19" table:number-columns-repeated="1020"/>
          <table:table-cell/>
        </table:table-row>
        <table:table-row table:style-name="ro6">
          <table:table-cell table:style-name="ce8" office:value-type="string" calcext:value-type="string">
            <text:p>New keytype: RSK (revocable)</text:p>
          </table:table-cell>
          <table:table-cell table:style-name="ce16" office:value-type="float" office:value="15" calcext:value-type="float">
            <text:p>15</text:p>
          </table:table-cell>
          <table:table-cell table:style-name="ce16" office:value-type="float" office:value="14.925" calcext:value-type="float">
            <text:p>15</text:p>
          </table:table-cell>
          <table:table-cell table:style-name="ce19" table:number-columns-repeated="1020"/>
          <table:table-cell/>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05:30:51.724379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16" meta:object-count="0"/>
  </office:meta>
</office:document-meta>
</file>